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tpoisfc1_jcrm</text:h>
      <text:h text:outline-level="2" text:style-name="Heading_2" text:is-list-header="true">Table structure for table crm_countries</text:h>
      <table:table table:name="crm_countrie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rtname</text:p>
          </table:table-cell>
          <table:table-cell office:value-type="string">
            <text:p>varchar(3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rm_countries</text:h>
      <table:table table:name="crm_countries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sortname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BD</text:p>
          </table:table-cell>
          <table:table-cell office:value-type="string">
            <text:p>Bangladesh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CA</text:p>
          </table:table-cell>
          <table:table-cell office:value-type="string">
            <text:p>Canada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CZ</text:p>
          </table:table-cell>
          <table:table-cell office:value-type="string">
            <text:p>Czech Republic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FR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DE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IN</text:p>
          </table:table-cell>
          <table:table-cell office:value-type="string">
            <text:p> India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ID</text:p>
          </table:table-cell>
          <table:table-cell office:value-type="string">
            <text:p>Indonesia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IL</text:p>
          </table:table-cell>
          <table:table-cell office:value-type="string">
            <text:p>Israel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IT</text:p>
          </table:table-cell>
          <table:table-cell office:value-type="string">
            <text:p>Italy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JP</text:p>
          </table:table-cell>
          <table:table-cell office:value-type="string">
            <text:p>Japan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KP</text:p>
          </table:table-cell>
          <table:table-cell office:value-type="string">
            <text:p>North Korea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KR</text:p>
          </table:table-cell>
          <table:table-cell office:value-type="string">
            <text:p>South Korea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KW</text:p>
          </table:table-cell>
          <table:table-cell office:value-type="string">
            <text:p>Kuwait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MY</text:p>
          </table:table-cell>
          <table:table-cell office:value-type="string">
            <text:p>Malaysia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NP</text:p>
          </table:table-cell>
          <table:table-cell office:value-type="string">
            <text:p>Nepal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SAU</text:p>
          </table:table-cell>
          <table:table-cell office:value-type="string">
            <text:p>Saudi Arabia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NL</text:p>
          </table:table-cell>
          <table:table-cell office:value-type="string">
            <text:p>Netherlands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OM</text:p>
          </table:table-cell>
          <table:table-cell office:value-type="string">
            <text:p>Oman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PH</text:p>
          </table:table-cell>
          <table:table-cell office:value-type="string">
            <text:p>Philippines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RU</text:p>
          </table:table-cell>
          <table:table-cell office:value-type="string">
            <text:p>Russia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RW</text:p>
          </table:table-cell>
          <table:table-cell office:value-type="string">
            <text:p>Rwanda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SG</text:p>
          </table:table-cell>
          <table:table-cell office:value-type="string">
            <text:p>Singapore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ES</text:p>
          </table:table-cell>
          <table:table-cell office:value-type="string">
            <text:p>Spain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LK</text:p>
          </table:table-cell>
          <table:table-cell office:value-type="string">
            <text:p>Sri Lanka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TW</text:p>
          </table:table-cell>
          <table:table-cell office:value-type="string">
            <text:p>Taiwan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TH</text:p>
          </table:table-cell>
          <table:table-cell office:value-type="string">
            <text:p>Thailand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TR</text:p>
          </table:table-cell>
          <table:table-cell office:value-type="string">
            <text:p>Turkey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UG</text:p>
          </table:table-cell>
          <table:table-cell office:value-type="string">
            <text:p>Uganda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UAE</text:p>
          </table:table-cell>
          <table:table-cell office:value-type="string">
            <text:p>United Arab Emirates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GB</text:p>
          </table:table-cell>
          <table:table-cell office:value-type="string">
            <text:p>United Kingdom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USA</text:p>
          </table:table-cell>
          <table:table-cell office:value-type="string">
            <text:p>United States of America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ZW</text:p>
          </table:table-cell>
          <table:table-cell office:value-type="string">
            <text:p>Zimbabwe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MV</text:p>
          </table:table-cell>
          <table:table-cell office:value-type="string">
            <text:p>Republic of Maldives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6deb5ubuntu0.5</meta:generator>
    <meta:initial-creator>phpMyAdmin 4.6.6deb5ubuntu0.5</meta:initial-creator>
    <meta:creation-date>2021-08-02T08:49:46</meta:creation-date>
  </office:meta>
</office:document-meta>
</file>